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15.522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63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4.981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5.313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eeeeee" fo:border-left="0.06pt solid #000000" fo:border-right="none" fo:border-top="none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5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0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fo:font-size="10pt" style:text-underline-style="none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fo:font-size="10pt" style:text-underline-style="none" style:font-size-asian="10pt" style:font-size-complex="10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ext-properties style:use-window-font-color="true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2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fo:background-color="#eeeeee" fo:border-left="0.06pt solid #000000" fo:border-right="none" fo:border-top="none"/>
      <style:text-properties style:font-name="Liberation Sans" fo:font-size="10pt" style:font-size-asian="10pt" style:font-size-complex="10pt"/>
    </style:style>
    <style:style style:name="ce13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15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ext-properties style:use-window-font-color="true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7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1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8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9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95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97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9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1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4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21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Liberation Sans" fo:font-size="10pt" style:font-size-asian="10pt" style:font-size-complex="10pt"/>
    </style:style>
    <style:style style:name="ce22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fo:font-size="10pt" style:text-underline-style="none" style:font-size-asian="10pt" style:font-size-complex="10pt"/>
    </style:style>
    <style:style style:name="ce2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fo:font-size="10pt" style:text-underline-style="none" style:font-size-asian="10pt" style:font-size-complex="10pt"/>
    </style:style>
    <style:style style:name="ce2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ce145"/>
        <table:table-column table:style-name="co2" table:default-cell-style-name="ce154"/>
        <table:table-column table:style-name="co3" table:default-cell-style-name="ce166"/>
        <table:table-column table:style-name="co4" table:default-cell-style-name="ce182"/>
        <table:table-column table:style-name="co5" table:default-cell-style-name="ce182"/>
        <table:table-column table:style-name="co6" table:default-cell-style-name="ce193"/>
        <table:table-column table:style-name="co7" table:default-cell-style-name="ce193"/>
        <table:table-column table:style-name="co5" table:default-cell-style-name="ce193"/>
        <table:table-column table:style-name="co8" table:default-cell-style-name="ce217"/>
        <table:table-column table:style-name="co9" table:default-cell-style-name="ce217"/>
        <table:table-column table:style-name="co10" table:default-cell-style-name="ce145"/>
        <table:table-column table:style-name="co11" table:default-cell-style-name="ce154"/>
        <table:table-column table:style-name="co12" table:number-columns-repeated="1008" table:default-cell-style-name="ce154"/>
        <table:table-row table:style-name="ro1">
          <table:table-cell table:style-name="ce134" office:value-type="string" calcext:value-type="string">
            <text:p>Symbol</text:p>
          </table:table-cell>
          <table:table-cell table:style-name="ce146" office:value-type="string" calcext:value-type="string">
            <text:p>Description</text:p>
          </table:table-cell>
          <table:table-cell table:style-name="ce155" office:value-type="string" calcext:value-type="string">
            <text:p>Req</text:p>
          </table:table-cell>
          <table:table-cell table:style-name="ce155" office:value-type="string" calcext:value-type="string">
            <text:p>+VAT</text:p>
          </table:table-cell>
          <table:table-cell table:style-name="ce155"/>
          <table:table-cell table:style-name="ce184" office:value-type="string" calcext:value-type="string">
            <text:p>Price</text:p>
          </table:table-cell>
          <table:table-cell table:style-name="ce184" office:value-type="string" calcext:value-type="string">
            <text:p>Price (sum)</text:p>
          </table:table-cell>
          <table:table-cell table:style-name="ce184"/>
          <table:table-cell table:style-name="ce205" office:value-type="string" calcext:value-type="string">
            <text:p>Provider</text:p>
          </table:table-cell>
          <table:table-cell table:style-name="ce218" office:value-type="string" calcext:value-type="string">
            <text:p>ID</text:p>
          </table:table-cell>
          <table:table-cell table:style-name="ce143"/>
          <table:table-cell table:style-name="Default" table:number-columns-repeated="11"/>
          <table:table-cell table:style-name="ce235" table:number-columns-repeated="998"/>
        </table:table-row>
        <table:table-row table:style-name="ro1">
          <table:table-cell table:style-name="ce135"/>
          <table:table-cell table:style-name="ce147"/>
          <table:table-cell table:style-name="ce156"/>
          <table:table-cell table:style-name="ce167" table:number-columns-repeated="2"/>
          <table:table-cell table:style-name="ce186" office:value-type="string" calcext:value-type="string">
            <text:p>MOQ</text:p>
          </table:table-cell>
          <table:table-cell table:style-name="ce196" office:value-type="float" office:value="10" calcext:value-type="float">
            <text:p>10</text:p>
          </table:table-cell>
          <table:table-cell table:style-name="ce200"/>
          <table:table-cell table:style-name="ce206"/>
          <table:table-cell table:style-name="ce219"/>
          <table:table-cell table:style-name="ce143"/>
          <table:table-cell table:style-name="Default" table:number-columns-repeated="11"/>
          <table:table-cell table:style-name="ce235" table:number-columns-repeated="998"/>
        </table:table-row>
        <table:table-row table:style-name="ro1">
          <table:table-cell table:style-name="ce136" office:value-type="string" calcext:value-type="string">
            <text:p>A1</text:p>
          </table:table-cell>
          <table:table-cell table:style-name="ce148" office:value-type="string" calcext:value-type="string">
            <text:p>Pin Header 1x15 2.54</text:p>
          </table:table-cell>
          <table:table-cell table:style-name="ce157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style-name="ce169"/>
          <table:table-cell table:style-name="ce187" office:value-type="currency" office:currency="EUR" office:value="0.135" calcext:value-type="currency">
            <text:p>0,14 €</text:p>
          </table:table-cell>
          <table:table-cell table:style-name="ce187" table:formula="of:=[.C3]*[.F3]*((100+[.D3])/100)" office:value-type="currency" office:currency="EUR" office:value="0.27" calcext:value-type="currency">
            <text:p>0,27 €</text:p>
          </table:table-cell>
          <table:table-cell table:style-name="ce190"/>
          <table:table-cell table:style-name="ce207" office:value-type="string" calcext:value-type="string">
            <text:p>https://www.aliexpress.com</text:p>
          </table:table-cell>
          <table:table-cell table:style-name="ce220" office:value-type="float" office:value="4000220585291" calcext:value-type="float">
            <text:p>4000220585291</text:p>
          </table:table-cell>
          <table:table-cell table:style-name="ce143"/>
          <table:table-cell table:style-name="Default" table:number-columns-repeated="11"/>
          <table:table-cell table:style-name="ce235" table:number-columns-repeated="998"/>
        </table:table-row>
        <table:table-row table:style-name="ro2">
          <table:table-cell table:style-name="ce137"/>
          <table:table-cell table:style-name="ce149" table:number-columns-repeated="8"/>
          <table:table-cell table:style-name="ce221"/>
          <table:table-cell/>
          <table:table-cell table:style-name="Default" table:number-columns-repeated="1009"/>
        </table:table-row>
        <table:table-row table:style-name="ro1">
          <table:table-cell table:style-name="ce138" office:value-type="string" calcext:value-type="string">
            <text:p>J1</text:p>
          </table:table-cell>
          <table:table-cell table:style-name="ce148" office:value-type="string" calcext:value-type="string">
            <text:p>Terminal Block 1x02 P5.08</text:p>
          </table:table-cell>
          <table:table-cell table:style-name="ce157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9"/>
          <table:table-cell table:style-name="ce188" office:value-type="currency" office:currency="EUR" office:value="0.25" calcext:value-type="currency">
            <text:p>0,25 €</text:p>
          </table:table-cell>
          <table:table-cell table:style-name="ce187" table:formula="of:=[.C5]*[.F5]*((100+[.D5])/100)" office:value-type="currency" office:currency="EUR" office:value="0.25" calcext:value-type="currency">
            <text:p>0,25 €</text:p>
          </table:table-cell>
          <table:table-cell table:style-name="ce190"/>
          <table:table-cell table:style-name="ce207" office:value-type="string" calcext:value-type="string">
            <text:p><text:a xlink:href="http://www.reichelt.de/" xlink:type="simple">http://www.reichelt.de</text:a></text:p>
          </table:table-cell>
          <table:table-cell table:style-name="ce148" office:value-type="string" calcext:value-type="string">
            <text:p>CTB0509-2</text:p>
          </table:table-cell>
          <table:table-cell table:style-name="ce232"/>
          <table:table-cell table:style-name="Default" table:number-columns-repeated="11"/>
          <table:table-cell table:style-name="ce235" table:number-columns-repeated="998"/>
        </table:table-row>
        <table:table-row table:style-name="ro1">
          <table:table-cell table:style-name="ce138" office:value-type="string" calcext:value-type="string">
            <text:p>J2</text:p>
          </table:table-cell>
          <table:table-cell table:style-name="ce148" office:value-type="string" calcext:value-type="string">
            <text:p>Terminal Block 1x04 P5.08</text:p>
          </table:table-cell>
          <table:table-cell table:style-name="ce157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9"/>
          <table:table-cell table:style-name="ce188" office:value-type="currency" office:currency="EUR" office:value="1.54" calcext:value-type="currency">
            <text:p>1,54 €</text:p>
          </table:table-cell>
          <table:table-cell table:style-name="ce187" table:formula="of:=[.C6]*[.F6]*((100+[.D6])/100)" office:value-type="currency" office:currency="EUR" office:value="1.54" calcext:value-type="currency">
            <text:p>1,54 €</text:p>
          </table:table-cell>
          <table:table-cell table:style-name="ce190"/>
          <table:table-cell table:style-name="ce207" office:value-type="string" calcext:value-type="string">
            <text:p><text:a xlink:href="http://tme.eu/" xlink:type="simple">http://tme.eu</text:a></text:p>
          </table:table-cell>
          <table:table-cell table:style-name="ce148" office:value-type="string" calcext:value-type="string">
            <text:p>MKDS1.5/4-5.08</text:p>
          </table:table-cell>
          <table:table-cell table:style-name="ce232"/>
          <table:table-cell table:style-name="Default" table:number-columns-repeated="11"/>
          <table:table-cell table:style-name="ce235" table:number-columns-repeated="998"/>
        </table:table-row>
        <table:table-row table:style-name="ro2">
          <table:table-cell table:style-name="ce137"/>
          <table:table-cell table:style-name="ce149" table:number-columns-repeated="8"/>
          <table:table-cell table:style-name="ce221"/>
          <table:table-cell/>
          <table:table-cell table:style-name="Default" table:number-columns-repeated="1009"/>
        </table:table-row>
        <table:table-row table:style-name="ro1">
          <table:table-cell table:style-name="ce138" office:value-type="string" calcext:value-type="string">
            <text:p>C1</text:p>
          </table:table-cell>
          <table:table-cell table:style-name="ce148" office:value-type="string" calcext:value-type="string">
            <text:p>220uF Tantalum Case D</text:p>
          </table:table-cell>
          <table:table-cell table:style-name="ce157" office:value-type="float" office:value="1" calcext:value-type="float">
            <text:p>1</text:p>
          </table:table-cell>
          <table:table-cell table:style-name="ce168" office:value-type="float" office:value="19" calcext:value-type="float">
            <text:p>19</text:p>
          </table:table-cell>
          <table:table-cell table:style-name="ce169"/>
          <table:table-cell table:style-name="ce189" office:value-type="currency" office:currency="EUR" office:value="0.802" calcext:value-type="currency">
            <text:p>0,80 €</text:p>
          </table:table-cell>
          <table:table-cell table:style-name="ce187" table:formula="of:=[.C8]*[.F8]*((100+[.D8])/100)" office:value-type="currency" office:currency="EUR" office:value="0.95438" calcext:value-type="currency">
            <text:p>0,95 €</text:p>
          </table:table-cell>
          <table:table-cell table:style-name="ce190"/>
          <table:table-cell table:style-name="ce207" office:value-type="string" calcext:value-type="string">
            <text:p><text:a xlink:href="http://www.mouser.de/" xlink:type="simple">http://www.mouser.de</text:a></text:p>
          </table:table-cell>
          <table:table-cell table:style-name="ce148" office:value-type="string" calcext:value-type="string">
            <text:p>74-293D227X96R3D2TE3 </text:p>
          </table:table-cell>
          <table:table-cell table:style-name="ce232"/>
          <table:table-cell table:style-name="Default" table:number-columns-repeated="11"/>
          <table:table-cell table:style-name="ce235" table:number-columns-repeated="998"/>
        </table:table-row>
        <table:table-row table:style-name="ro1">
          <table:table-cell table:style-name="ce136" office:value-type="string" calcext:value-type="string">
            <text:p>C2</text:p>
          </table:table-cell>
          <table:table-cell table:style-name="ce148" office:value-type="string" calcext:value-type="string">
            <text:p>100nF 0805</text:p>
          </table:table-cell>
          <table:table-cell table:style-name="ce157" office:value-type="float" office:value="1" calcext:value-type="float">
            <text:p>1</text:p>
          </table:table-cell>
          <table:table-cell table:style-name="ce168" office:value-type="float" office:value="19" calcext:value-type="float">
            <text:p>19</text:p>
          </table:table-cell>
          <table:table-cell table:style-name="ce169"/>
          <table:table-cell table:style-name="ce187" office:value-type="currency" office:currency="EUR" office:value="0.067" calcext:value-type="currency">
            <text:p>0,07 €</text:p>
          </table:table-cell>
          <table:table-cell table:style-name="ce187" table:formula="of:=[.C9]*[.F9]*((100+[.D9])/100)" office:value-type="currency" office:currency="EUR" office:value="0.07973" calcext:value-type="currency">
            <text:p>0,08 €</text:p>
          </table:table-cell>
          <table:table-cell table:style-name="ce190"/>
          <table:table-cell table:style-name="ce207" office:value-type="string" calcext:value-type="string">
            <text:p><text:a xlink:href="http://www.mouser.de/" xlink:type="simple">http://www.mouser.de</text:a></text:p>
          </table:table-cell>
          <table:table-cell table:style-name="ce148" office:value-type="string" calcext:value-type="string">
            <text:p>710-885012207098 </text:p>
          </table:table-cell>
          <table:table-cell table:style-name="ce143"/>
          <table:table-cell table:style-name="Default" table:number-columns-repeated="11"/>
          <table:table-cell table:style-name="ce235" table:number-columns-repeated="998"/>
        </table:table-row>
        <table:table-row table:style-name="ro1">
          <table:table-cell table:style-name="ce139"/>
          <table:table-cell table:style-name="ce150"/>
          <table:table-cell table:style-name="ce158"/>
          <table:table-cell table:style-name="ce169" table:number-columns-repeated="2"/>
          <table:table-cell table:style-name="ce190" table:number-columns-repeated="3"/>
          <table:table-cell table:style-name="ce210"/>
          <table:table-cell table:style-name="ce222"/>
          <table:table-cell table:style-name="ce143"/>
          <table:table-cell table:style-name="Default" table:number-columns-repeated="11"/>
          <table:table-cell table:style-name="ce235" table:number-columns-repeated="998"/>
        </table:table-row>
        <table:table-row table:style-name="ro1">
          <table:table-cell table:style-name="ce136" office:value-type="string" calcext:value-type="string">
            <text:p>-</text:p>
          </table:table-cell>
          <table:table-cell table:style-name="ce151" office:value-type="string" calcext:value-type="string">
            <text:p><text:s/>PCB 46x35 Blue + Shipping</text:p>
          </table:table-cell>
          <table:table-cell table:style-name="ce159" office:value-type="float" office:value="1" calcext:value-type="float">
            <text:p>1</text:p>
          </table:table-cell>
          <table:table-cell table:style-name="ce170" office:value-type="float" office:value="19" calcext:value-type="float">
            <text:p>19</text:p>
          </table:table-cell>
          <table:table-cell table:style-name="ce173"/>
          <table:table-cell table:style-name="ce188" office:value-type="currency" office:currency="EUR" office:value="1.407" calcext:value-type="currency">
            <text:p>1,41 €</text:p>
          </table:table-cell>
          <table:table-cell table:style-name="ce187" table:formula="of:=[.C11]*[.F11]*((100+[.D11])/100)" office:value-type="currency" office:currency="EUR" office:value="1.67433" calcext:value-type="currency">
            <text:p>1,67 €</text:p>
          </table:table-cell>
          <table:table-cell table:style-name="ce190"/>
          <table:table-cell table:style-name="ce207" office:value-type="string" calcext:value-type="string">
            <text:p>https://jlcpcb.com</text:p>
          </table:table-cell>
          <table:table-cell table:style-name="ce223" office:value-type="string" calcext:value-type="string">
            <text:p>-</text:p>
          </table:table-cell>
          <table:table-cell table:style-name="ce143"/>
          <table:table-cell table:style-name="Default" table:number-columns-repeated="11"/>
          <table:table-cell table:style-name="ce235" table:number-columns-repeated="998"/>
        </table:table-row>
        <table:table-row table:style-name="ro1">
          <table:table-cell table:style-name="ce140"/>
          <table:table-cell table:style-name="ce152"/>
          <table:table-cell table:style-name="ce160"/>
          <table:table-cell table:style-name="ce173" table:number-columns-repeated="2"/>
          <table:table-cell table:style-name="ce190" table:number-columns-repeated="3"/>
          <table:table-cell table:style-name="ce210"/>
          <table:table-cell table:style-name="ce224"/>
          <table:table-cell table:style-name="ce143"/>
          <table:table-cell table:style-name="Default" table:number-columns-repeated="11"/>
          <table:table-cell table:style-name="ce235" table:number-columns-repeated="998"/>
        </table:table-row>
        <table:table-row table:style-name="ro1">
          <table:table-cell table:style-name="ce141"/>
          <table:table-cell table:style-name="ce148"/>
          <table:table-cell table:style-name="ce157"/>
          <table:table-cell table:style-name="ce168"/>
          <table:table-cell table:style-name="ce169"/>
          <table:table-cell table:style-name="ce191"/>
          <table:table-cell table:style-name="ce197" office:value-type="string" calcext:value-type="string">
            <text:p>SUM</text:p>
          </table:table-cell>
          <table:table-cell table:style-name="ce201"/>
          <table:table-cell table:style-name="ce211"/>
          <table:table-cell table:style-name="ce225"/>
          <table:table-cell table:style-name="ce143"/>
          <table:table-cell table:style-name="Default" table:number-columns-repeated="11"/>
          <table:table-cell table:style-name="ce235" table:number-columns-repeated="998"/>
        </table:table-row>
        <table:table-row table:style-name="ro1">
          <table:table-cell table:style-name="ce141"/>
          <table:table-cell table:style-name="ce148"/>
          <table:table-cell table:style-name="ce157"/>
          <table:table-cell table:style-name="ce180"/>
          <table:table-cell table:style-name="ce169"/>
          <table:table-cell table:style-name="ce180"/>
          <table:table-cell table:style-name="ce198" table:formula="of:=SUM([.G3:.G12])" office:value-type="currency" office:currency="EUR" office:value="4.76844" calcext:value-type="currency">
            <text:p>4,77 €</text:p>
          </table:table-cell>
          <table:table-cell table:style-name="ce202"/>
          <table:table-cell table:style-name="ce212"/>
          <table:table-cell table:style-name="ce226"/>
          <table:table-cell table:style-name="ce143"/>
          <table:table-cell table:style-name="Default" table:number-columns-repeated="11"/>
          <table:table-cell table:style-name="ce235" table:number-columns-repeated="998"/>
        </table:table-row>
        <table:table-row table:style-name="ro1">
          <table:table-cell table:style-name="ce142"/>
          <table:table-cell table:style-name="ce153"/>
          <table:table-cell table:style-name="ce163"/>
          <table:table-cell table:style-name="ce181"/>
          <table:table-cell table:style-name="ce183"/>
          <table:table-cell table:style-name="ce181"/>
          <table:table-cell table:style-name="ce199" table:formula="of:=[.G14]*[.G2]" office:value-type="currency" office:currency="EUR" office:value="47.6844" calcext:value-type="currency">
            <text:p>47,68 €</text:p>
          </table:table-cell>
          <table:table-cell table:style-name="ce204"/>
          <table:table-cell table:style-name="ce213"/>
          <table:table-cell table:style-name="ce227"/>
          <table:table-cell table:style-name="ce143"/>
          <table:table-cell table:style-name="ce235" table:number-columns-repeated="1009"/>
        </table:table-row>
        <table:table-row table:style-name="ro1">
          <table:table-cell table:style-name="ce143"/>
          <table:table-cell table:number-columns-repeated="4"/>
          <table:table-cell table:style-name="ce192"/>
          <table:table-cell table:style-name="Default" table:number-columns-repeated="2"/>
          <table:table-cell table:style-name="ce214"/>
          <table:table-cell table:style-name="ce228"/>
          <table:table-cell table:style-name="ce143"/>
          <table:table-cell table:style-name="ce235" table:number-columns-repeated="1009"/>
        </table:table-row>
        <table:table-row table:style-name="ro1">
          <table:table-cell table:style-name="ce143"/>
          <table:table-cell table:number-columns-repeated="8"/>
          <table:table-cell table:style-name="ce229"/>
          <table:table-cell table:style-name="ce143"/>
          <table:table-cell table:style-name="ce235" table:number-columns-repeated="1009"/>
        </table:table-row>
        <table:table-row table:style-name="ro1">
          <table:table-cell table:style-name="ce143"/>
          <table:table-cell table:number-columns-repeated="4"/>
          <table:table-cell table:style-name="ce195"/>
          <table:table-cell table:number-columns-repeated="3"/>
          <table:table-cell table:style-name="Default"/>
          <table:table-cell table:style-name="ce143"/>
          <table:table-cell table:style-name="ce235" table:number-columns-repeated="1009"/>
        </table:table-row>
        <table:table-row table:style-name="ro1">
          <table:table-cell table:style-name="ce143"/>
          <table:table-cell table:number-columns-repeated="8"/>
          <table:table-cell table:style-name="ce231"/>
          <table:table-cell table:style-name="ce143"/>
          <table:table-cell table:style-name="ce235" table:number-columns-repeated="2"/>
          <table:table-cell table:style-name="ce231" table:number-columns-repeated="2"/>
          <table:table-cell table:style-name="ce235" table:number-columns-repeated="1005"/>
        </table:table-row>
        <table:table-row table:style-name="ro1">
          <table:table-cell table:style-name="ce143"/>
          <table:table-cell table:number-columns-repeated="4"/>
          <table:table-cell table:style-name="ce187"/>
          <table:table-cell table:number-columns-repeated="3"/>
          <table:table-cell table:style-name="ce231"/>
          <table:table-cell table:style-name="ce143"/>
          <table:table-cell table:style-name="ce235" table:number-columns-repeated="2"/>
          <table:table-cell table:style-name="ce231" table:number-columns-repeated="2"/>
          <table:table-cell table:style-name="ce235" table:number-columns-repeated="1005"/>
        </table:table-row>
        <table:table-row table:style-name="ro1">
          <table:table-cell table:style-name="ce143"/>
          <table:table-cell table:number-columns-repeated="5"/>
          <table:table-cell table:style-name="Default"/>
          <table:table-cell table:number-columns-repeated="2"/>
          <table:table-cell table:style-name="ce231"/>
          <table:table-cell table:style-name="ce143"/>
          <table:table-cell table:style-name="ce235" table:number-columns-repeated="3"/>
          <table:table-cell table:style-name="ce231"/>
          <table:table-cell table:style-name="ce235" table:number-columns-repeated="1005"/>
        </table:table-row>
        <table:table-row table:style-name="ro1">
          <table:table-cell table:style-name="ce143"/>
          <table:table-cell table:number-columns-repeated="8"/>
          <table:table-cell table:style-name="ce231"/>
          <table:table-cell table:style-name="ce143"/>
          <table:table-cell table:style-name="ce235" table:number-columns-repeated="2"/>
          <table:table-cell table:style-name="Default"/>
          <table:table-cell table:style-name="ce236"/>
          <table:table-cell table:style-name="ce235" table:number-columns-repeated="1005"/>
        </table:table-row>
        <table:table-row table:style-name="ro1">
          <table:table-cell table:style-name="ce143"/>
          <table:table-cell table:number-columns-repeated="8"/>
          <table:table-cell table:style-name="ce229"/>
          <table:table-cell table:style-name="ce143"/>
          <table:table-cell table:style-name="ce235" table:number-columns-repeated="1009"/>
        </table:table-row>
        <table:table-row table:style-name="ro1">
          <table:table-cell table:style-name="ce143"/>
          <table:table-cell table:number-columns-repeated="8"/>
          <table:table-cell table:style-name="ce231"/>
          <table:table-cell table:style-name="ce143"/>
          <table:table-cell table:style-name="ce235" table:number-columns-repeated="1009"/>
        </table:table-row>
        <table:table-row table:style-name="ro1">
          <table:table-cell table:style-name="ce143"/>
          <table:table-cell table:number-columns-repeated="8"/>
          <table:table-cell table:style-name="ce231"/>
          <table:table-cell/>
          <table:table-cell table:style-name="Default" table:number-columns-repeated="6"/>
          <table:table-cell table:style-name="ce235" table:number-columns-repeated="1003"/>
        </table:table-row>
        <table:table-row table:style-name="ro1">
          <table:table-cell table:style-name="ce143"/>
          <table:table-cell table:number-columns-repeated="8"/>
          <table:table-cell table:style-name="ce229"/>
          <table:table-cell/>
          <table:table-cell table:style-name="Default" table:number-columns-repeated="6"/>
          <table:table-cell table:style-name="ce235" table:number-columns-repeated="1003"/>
        </table:table-row>
        <table:table-row table:style-name="ro1" table:number-rows-repeated="3">
          <table:table-cell table:style-name="ce143"/>
          <table:table-cell table:number-columns-repeated="8"/>
          <table:table-cell table:style-name="ce231"/>
          <table:table-cell/>
          <table:table-cell table:style-name="Default" table:number-columns-repeated="6"/>
          <table:table-cell table:style-name="ce235" table:number-columns-repeated="1003"/>
        </table:table-row>
        <table:table-row table:style-name="ro1">
          <table:table-cell table:style-name="ce143"/>
          <table:table-cell table:number-columns-repeated="8"/>
          <table:table-cell table:style-name="ce229"/>
          <table:table-cell/>
          <table:table-cell table:style-name="Default" table:number-columns-repeated="6"/>
          <table:table-cell table:style-name="ce235" table:number-columns-repeated="1003"/>
        </table:table-row>
        <table:table-row table:style-name="ro1" table:number-rows-repeated="16">
          <table:table-cell table:style-name="ce143"/>
          <table:table-cell table:number-columns-repeated="8"/>
          <table:table-cell table:style-name="ce229"/>
          <table:table-cell table:style-name="ce143"/>
          <table:table-cell table:style-name="ce235" table:number-columns-repeated="1009"/>
        </table:table-row>
        <table:table-row table:style-name="ro1">
          <table:table-cell table:style-name="ce143"/>
          <table:table-cell table:number-columns-repeated="1019"/>
        </table:table-row>
        <table:table-row table:style-name="ro2" table:number-rows-repeated="1048528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.00.0000</text:date>, <text:time style:data-style-name="N2" text:time-value="11:50:15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u </meta:initial-creator>
    <meta:creation-date>2012-08-18T20:26:56</meta:creation-date>
    <meta:editing-duration>P3DT21H42M35S</meta:editing-duration>
    <meta:editing-cycles>631</meta:editing-cycles>
    <meta:generator>LibreOffice/7.1.8.1$Windows_X86_64 LibreOffice_project/e1f30c802c3269a1d052614453f260e49458c82c</meta:generator>
    <dc:date>2022-02-19T14:10:21.514000000</dc:date>
    <dc:creator>kiu </dc:creator>
    <meta:document-statistic meta:table-count="1" meta:cell-count="61" meta:object-count="0"/>
  </office:meta>
</office:document-meta>
</file>